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000000190EB423A60B6B1B39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96pt" officeooo:rsid="0001892a" officeooo:paragraph-rsid="0001cd30" style:font-size-asian="96pt" style:font-size-complex="96pt"/>
    </style:style>
    <style:style style:name="P2" style:family="paragraph" style:parent-style-name="Standard">
      <style:paragraph-properties fo:text-align="center" style:justify-single-word="false"/>
      <style:text-properties fo:font-size="96pt" officeooo:rsid="0001892a" officeooo:paragraph-rsid="0001892a" style:font-size-asian="96pt" style:font-size-complex="96pt"/>
    </style:style>
    <style:style style:name="P3" style:family="paragraph" style:parent-style-name="Standard">
      <style:paragraph-properties fo:break-before="page"/>
      <style:text-properties fo:font-size="96pt" officeooo:rsid="0001892a" officeooo:paragraph-rsid="0001cd30" style:font-size-asian="96pt" style:font-size-complex="96pt"/>
    </style:style>
    <style:style style:name="P4" style:family="paragraph" style:parent-style-name="Standard">
      <style:paragraph-properties fo:text-align="center" style:justify-single-word="false"/>
      <style:text-properties fo:font-size="54pt" fo:language="zxx" fo:country="none" officeooo:rsid="0001cd30" officeooo:paragraph-rsid="0001cd30" style:font-size-asian="54pt" style:language-asian="zxx" style:country-asian="none" style:font-size-complex="54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fo:font-size="54pt" fo:language="zxx" fo:country="none" officeooo:rsid="000424e1" officeooo:paragraph-rsid="000424e1" style:font-size-asian="54pt" style:language-asian="zxx" style:country-asian="none" style:font-size-complex="54pt" style:language-complex="zxx" style:country-complex="none"/>
    </style:style>
    <style:style style:name="P6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54pt" fo:language="zxx" fo:country="none" officeooo:rsid="000355d8" officeooo:paragraph-rsid="000355d8" style:font-size-asian="54pt" style:language-asian="zxx" style:country-asian="none" style:font-size-complex="54pt" style:language-complex="zxx" style:country-complex="none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officeooo:rsid="0001892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tge1" text:anchor-type="as-char" svg:width="10.583cm" svg:height="10.583cm" draw:z-index="0"><draw:image xlink:href="Pictures/100000000000019000000190EB423A60B6B1B390.jpg" xlink:type="simple" xlink:show="embed" xlink:actuate="onLoad" loext:mime-type="image/jpeg"/></draw:frame></text:p>
      <text:p text:style-name="P4">Separador</text:p>
      <text:p text:style-name="P6">Escaneig</text:p>
      <text:p text:style-name="P5">Separador</text:p>
      <text:p text:style-name="P5">Escane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6.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7.1$Windows_X86_64 LibreOffice_project/23edc44b61b830b7d749943e020e96f5a7df63bf</meta:generator>
    <dc:date>2020-09-16T12:14:13.782000000</dc:date>
    <meta:editing-duration>PT15M45S</meta:editing-duration>
    <meta:editing-cycles>6</meta:editing-cycles>
    <meta:document-statistic meta:table-count="0" meta:image-count="1" meta:object-count="0" meta:page-count="1" meta:paragraph-count="5" meta:word-count="4" meta:character-count="33" meta:non-whitespace-character-count="33"/>
  </office:meta>
</office:document-meta>
</file>